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rsid="000f32b8" officeooo:paragraph-rsid="000f32b8"/>
    </style:style>
    <style:style style:name="P2" style:family="paragraph" style:parent-style-name="Standard">
      <style:paragraph-properties fo:text-align="justify" style:justify-single-word="false"/>
      <style:text-properties fo:language="es" fo:country="ES" officeooo:rsid="000f32b8" officeooo:paragraph-rsid="001c8f4d"/>
    </style:style>
    <style:style style:name="P3" style:family="paragraph" style:parent-style-name="Standard">
      <style:paragraph-properties fo:text-align="justify" style:justify-single-word="false"/>
      <style:text-properties fo:language="es" fo:country="ES" officeooo:rsid="000f32b8" officeooo:paragraph-rsid="001cf6fc"/>
    </style:style>
    <style:style style:name="P4" style:family="paragraph" style:parent-style-name="Standard">
      <style:paragraph-properties fo:text-align="justify" style:justify-single-word="false"/>
      <style:text-properties fo:language="es" fo:country="ES" officeooo:rsid="000f32b8" officeooo:paragraph-rsid="001cac20"/>
    </style:style>
    <style:style style:name="P5" style:family="paragraph" style:parent-style-name="Standard">
      <style:paragraph-properties fo:text-align="justify" style:justify-single-word="false"/>
      <style:text-properties fo:language="es" fo:country="ES" officeooo:rsid="0019ada6" officeooo:paragraph-rsid="001cf6fc"/>
    </style:style>
    <style:style style:name="P6" style:family="paragraph" style:parent-style-name="Standard">
      <style:paragraph-properties fo:text-align="justify" style:justify-single-word="false"/>
      <style:text-properties fo:language="es" fo:country="ES" officeooo:rsid="0019ada6" officeooo:paragraph-rsid="00239cae"/>
    </style:style>
    <style:style style:name="P7" style:family="paragraph" style:parent-style-name="Standard">
      <style:paragraph-properties fo:text-align="justify" style:justify-single-word="false"/>
      <style:text-properties fo:language="es" fo:country="ES" officeooo:rsid="000f32b8" officeooo:paragraph-rsid="00229b0e"/>
    </style:style>
    <style:style style:name="P8" style:family="paragraph" style:parent-style-name="Standard">
      <style:paragraph-properties fo:text-align="end" style:justify-single-word="false"/>
      <style:text-properties fo:language="es" fo:country="ES" officeooo:rsid="00229b0e" officeooo:paragraph-rsid="00229b0e"/>
    </style:style>
    <style:style style:name="P9" style:family="paragraph" style:parent-style-name="Standard">
      <style:text-properties fo:language="es" fo:country="ES" fo:font-weight="bold" officeooo:rsid="000f32b8" officeooo:paragraph-rsid="000f32b8" style:font-weight-asian="bold" style:font-weight-complex="bold"/>
    </style:style>
    <style:style style:name="T1" style:family="text">
      <style:text-properties officeooo:rsid="0019ada6"/>
    </style:style>
    <style:style style:name="T2" style:family="text">
      <style:text-properties officeooo:rsid="001c8f4d"/>
    </style:style>
    <style:style style:name="T3" style:family="text">
      <style:text-properties officeooo:rsid="001cac20"/>
    </style:style>
    <style:style style:name="T4" style:family="text">
      <style:text-properties officeooo:rsid="001cf6fc"/>
    </style:style>
    <style:style style:name="T5" style:family="text">
      <style:text-properties officeooo:rsid="00205608"/>
    </style:style>
    <style:style style:name="T6" style:family="text">
      <style:text-properties officeooo:rsid="00229b0e"/>
    </style:style>
    <style:style style:name="T7" style:family="text">
      <style:text-properties officeooo:rsid="00239c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enos Aires, 14 de Noviembre de 2016</text:p>
      <text:p text:style-name="P9">SR. RECTOR DEL </text:p>
      <text:p text:style-name="P9">INSTITUTO DE FORMACIÓN </text:p>
      <text:p text:style-name="P9">TÉCNICA SUPERIOR Nº 14</text:p>
      <text:p text:style-name="P9">ING. BERNARDO GROISMAN</text:p>
      <text:p text:style-name="P9">S<text:tab/><text:tab/>/<text:tab/><text:tab/>D</text:p>
      <text:p text:style-name="P1"/>
      <text:p text:style-name="P2"><text:tab/><text:tab/><text:span text:style-name="T2">Los abajo firmantes, </text:span>alumno<text:span text:style-name="T2">s</text:span> del 3er año de la carrera “Técnico Superior Robótica” Plan Resolución MEyJ nª93/98, <text:span text:style-name="T2">nos dirigimos a Ud.</text:span> <text:span text:style-name="T1">para</text:span> hacer llegar <text:span text:style-name="T2">nuestra</text:span> preocupación al respecto<text:span text:style-name="T1"> de </text:span>las materias “Sensores y Servomecanismos” y “Sistemas de Control”.</text:p>
      <text:p text:style-name="P2"><text:tab/><text:tab/><text:span text:style-name="T1">El primer aspecto que nos gustaría comentar es sobre de la forma de evaluación que el docente implementó para estas materias. </text:span></text:p>
      <text:p text:style-name="P6"><text:tab/><text:tab/>Durante el primer cuatrimestre el profesor propuso realizar un único examen para ambas asignaturas. Este examen fue <text:span text:style-name="T6">tomado en el mes de julio</text:span> y fue devuelto por el docente <text:span text:style-name="T6">en el mes de octubre</text:span> a pesar de haber sido solicitado en reiteradas ocasiones. </text:p>
      <text:p text:style-name="P5"><text:tab/><text:tab/>Aunque el examen tiene una única nota el profesor nos comunica que todos hemos reprobado la materia “Sensores y Servomecanismos”. Frente a esto consultamos por la nota de esa materia y la respuesta fue que <text:span text:style-name="T7">la nota </text:span>es el puntaje obtenido en el ejercicio de “Servomotores”. Cuando termina de dar esta explicación, un alumno plantea que esto no había sido informado previamente y que si el examen es único para las dos materias se esperaba que la nota también lo <text:span text:style-name="T6">fuera</text:span>. El docente <text:s/>niega que no se haya explicado previamente la modalidad e invita al curso a leer el programa de las materias. </text:p>
      <text:p text:style-name="P4"><text:tab/><text:tab/><text:span text:style-name="T4">De esta lectura se desprende que el Objetivo de ambas materias es compartido por lo que una evaluación en conjunto podría haber sido razonable. Sin embargo, según el programa, el método de evaluación para la materia </text:span>“Sistemas de Control” <text:span text:style-name="T3">es a través de la presentación de trabajos prácticos que no han sido propuestos por la cátedra.</text:span></text:p>
      <text:p text:style-name="P3"><text:tab/><text:tab/><text:span text:style-name="T4">Antes de comenzar a ausentarse por motivos médicos (mes de noviembre) el docente propone las fechas de examen para el segundo cuatrimestre. Viernes 25 de noviembre para recuperatorios, Miércoles 30 de noviembre y Viernes 2 de diciembre para las otras materias. Luego el docente comienza su licencia médica y nos informan que los docentes deben cerrar las notas a más tardar el 28 de noviembre. Por este motivo solicitamos su intervención para poder reorganizar estas fechas. También para <text:s/>conocer si las materias se evaluarán según el programa.</text:span></text:p>
      <text:p text:style-name="P7"><text:tab/><text:tab/><text:span text:style-name="T6">Quedando a la espera de su respuesta.</text:span></text:p>
      <text:p text:style-name="P7"><text:span text:style-name="T5"><text:tab/><text:tab/>Saludamos a Ud. cordialmente.</text:span></text:p>
      <text:p text:style-name="P7"/>
      <text:p text:style-name="P7"/>
      <text:p text:style-name="P7"><text:span text:style-name="T6">A</text:span>lumno<text:span text:style-name="T2">s</text:span> del 3er año de la carrera “Técnico Superior Robótica” Plan Resolución MEyJ nª93/98.</text:p>
      <text:p text:style-name="P3"/>
      <text:p text:style-name="P3"><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6:59:40.768376000</meta:creation-date>
    <meta:editing-duration>PT14H43M49S</meta:editing-duration>
    <meta:editing-cycles>3</meta:editing-cycles>
    <meta:generator>LibreOffice/5.1.4.2$MacOSX_X86_64 LibreOffice_project/f99d75f39f1c57ebdd7ffc5f42867c12031db97a</meta:generator>
    <dc:date>2016-11-14T12:38:17.103614000</dc:date>
    <meta:document-statistic meta:table-count="0" meta:image-count="0" meta:object-count="0" meta:page-count="1" meta:paragraph-count="16" meta:word-count="396" meta:character-count="2397" meta:non-whitespace-character-count="1989"/>
  </office:meta>
</office:document-meta>
</file>